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10%" fo:text-align="center" style:justify-single-word="false"/>
      <style:text-properties fo:color="#000000" fo:font-size="12pt" fo:font-weight="normal" officeooo:rsid="001e418e" officeooo:paragraph-rsid="002082fa" style:font-size-asian="12pt" style:font-weight-asian="normal" style:font-size-complex="12pt" style:font-weight-complex="normal"/>
    </style:style>
    <style:style style:name="P2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1e418e" officeooo:paragraph-rsid="001e418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10%" fo:text-align="center" style:justify-single-word="false"/>
      <style:text-properties fo:color="#000000" fo:font-size="12pt" fo:font-weight="normal" officeooo:rsid="001e418e" officeooo:paragraph-rsid="00222b1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e418e" officeooo:paragraph-rsid="00222b1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10%" fo:text-align="center" style:justify-single-word="false"/>
      <style:text-properties fo:color="#000000" fo:font-size="15pt" fo:font-weight="normal" officeooo:rsid="001e418e" officeooo:paragraph-rsid="001e418e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line-height="110%" fo:text-align="center" style:justify-single-word="false"/>
      <style:text-properties fo:color="#000000" fo:font-size="15pt" fo:font-weight="normal" officeooo:rsid="001e418e" officeooo:paragraph-rsid="00222b19" style:font-size-asian="15pt" style:font-weight-asian="normal" style:font-size-complex="15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222b19" style:font-size-asian="20pt" style:font-size-complex="2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222b19" style:font-size-asian="10pt" style:font-size-complex="10pt"/>
    </style:style>
    <style:style style:name="T5" style:family="text">
      <style:text-properties officeooo:rsid="00222b19"/>
    </style:style>
    <style:style style:name="T6" style:family="text">
      <style:text-properties fo:font-size="24pt" style:font-size-asian="24pt" style:font-size-complex="24pt"/>
    </style:style>
    <style:style style:name="gr1" style:family="graphic">
      <style:graphic-properties svg:stroke-color="#000000" draw:fill="none" draw:textarea-vertical-align="middle" draw:auto-grow-height="false" fo:min-height="4.897cm" fo:min-width="0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Quebrando a Rotina</text:span><text:span text:style-name="T3"><text:tab/><text:tab/>Amanda Ferrari </text:span><text:span text:style-name="T2">[ 10 ]</text:span></text:p>
      <text:p text:style-name="P5">Tocar o Mestre por tocar, a multidão tocava sem parar</text:p>
      <text:p text:style-name="P5">Mas ela chegou quebrando a rotina,</text:p>
      <text:p text:style-name="P5">Tocando de um jeito que ninguém tinha tocado ainda</text:p>
      <text:p text:style-name="P5">Os ricos de tanto sobejarem,</text:p>
      <text:p text:style-name="P5">Ofertavam sem sacrificar</text:p>
      <text:p text:style-name="P5">Mas ela chegou quebrando a rotina,</text:p>
      <text:p text:style-name="P5">A viúva pobre ofertou tudo que tinha</text:p>
      <text:p text:style-name="P5"/>
      <text:p text:style-name="P5">Na casa de Simão uma pecadora <text:span text:style-name="T5">q</text:span>uebrou a rotina da reunião</text:p>
      <text:p text:style-name="P5">Ela não poupou nenhuma gota <text:span text:style-name="T5">d</text:span>e seu perfume de adoração</text:p>
      <text:p text:style-name="P5">Ela alcançou o seu perdão causando indignação!</text:p>
      <text:p text:style-name="P5"/>
      <text:p text:style-name="P6">O fariseu murmurou, mas o Mestre lhe falou:</text:p>
      <text:p text:style-name="P6">Desde que cheguei aqui <text:span text:style-name="T5">s</text:span>ó essa mulher veio me ungir</text:p>
      <text:p text:style-name="P5">Quer receber perdão e milagre outra vez?</text:p>
      <text:p text:style-name="P5">Ouse como aquela mulher; Faça pelo Mestre o que ninguém fez!</text:p>
      <text:p text:style-name="P5"/>
      <text:p text:style-name="P5"><draw:custom-shape text:anchor-type="paragraph" draw:z-index="0" draw:style-name="gr1" draw:text-style-name="P7" svg:width="0.345cm" svg:height="4.896cm" svg:x="13.319cm" svg:y="-0.03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Dê glória como ninguém glorificou</text:p>
      <text:p text:style-name="P5"><draw:frame text:anchor-type="paragraph" draw:z-index="1" draw:style-name="gr2" draw:text-style-name="P9" svg:width="0.636cm" svg:height="2.437cm" svg:x="13.663cm" svg:y="0.198cm"><draw:text-box><text:p text:style-name="P8">2x</text:p><text:p text:style-name="P8">F</text:p><text:p text:style-name="P8">I</text:p><text:p text:style-name="P8">N</text:p><text:p text:style-name="P8">A</text:p><text:p text:style-name="P8">L</text:p></draw:text-box></draw:frame>Adore como nunca adorou; <text:span text:style-name="T5">t</text:span>e anima, quebra a rotina!</text:p>
      <text:p text:style-name="P5">Faça pelo Mestre o que ninguém fez ainda</text:p>
      <text:p text:style-name="P5"/>
      <text:p text:style-name="P5">Se derrame aos pés do teu Senhor</text:p>
      <text:p text:style-name="P5">Já sinto perfume de adorador! Vai pra cima, quebra a rotina!</text:p>
      <text:p text:style-name="P5">Tem milagre, tem vitória para quem do Mestre se aproxima!</text:p>
      <text:p text:style-name="P5"/>
      <text:p text:style-name="P5">Dê glória, Quebra a rotina!,</text:p>
      <text:p text:style-name="P6">Tem milagre, tem vitória para quem do Mestre se aproxima!</text:p>
      <text:p text:style-name="P4"><text:span text:style-name="T6">Quebrando a Rotina</text:span><text:span text:style-name="T3"><text:tab/><text:tab/>Amanda Ferrari </text:span><text:span text:style-name="T2">[ 10 ]</text:span></text:p>
      <text:p text:style-name="P6">Tocar o Mestre por tocar, a multidão tocava sem parar</text:p>
      <text:p text:style-name="P6">Mas ela chegou quebrando a rotina,</text:p>
      <text:p text:style-name="P6">Tocando de um jeito que ninguém tinha tocado ainda</text:p>
      <text:p text:style-name="P6">Os ricos de tanto sobejarem,</text:p>
      <text:p text:style-name="P6">Ofertavam sem sacrificar</text:p>
      <text:p text:style-name="P6">Mas ela chegou quebrando a rotina,</text:p>
      <text:p text:style-name="P6">A viúva pobre ofertou tudo que tinha</text:p>
      <text:p text:style-name="P6"/>
      <text:p text:style-name="P6">Na casa de Simão uma pecadora <text:span text:style-name="T5">q</text:span>uebrou a rotina da reunião</text:p>
      <text:p text:style-name="P6">Ela não poupou nenhuma gota <text:span text:style-name="T5">d</text:span>e seu perfume de adoração</text:p>
      <text:p text:style-name="P6">Ela alcançou o seu perdão causando indignação!</text:p>
      <text:p text:style-name="P6"/>
      <text:p text:style-name="P6">O fariseu murmurou, mas o Mestre lhe falou:</text:p>
      <text:p text:style-name="P6">Desde que cheguei aqui <text:span text:style-name="T5">s</text:span>ó essa mulher veio me ungir</text:p>
      <text:p text:style-name="P6">Quer receber perdão e milagre outra vez?</text:p>
      <text:p text:style-name="P6">Ouse como aquela mulher; Faça pelo Mestre o que ninguém fez!</text:p>
      <text:p text:style-name="P6"/>
      <text:p text:style-name="P6"><draw:custom-shape text:anchor-type="paragraph" draw:z-index="2" draw:style-name="gr1" draw:text-style-name="P7" svg:width="0.345cm" svg:height="4.896cm" svg:x="13.319cm" svg:y="-0.03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Dê glória como ninguém glorificou</text:p>
      <text:p text:style-name="P6"><draw:frame text:anchor-type="paragraph" draw:z-index="3" draw:style-name="gr2" draw:text-style-name="P9" svg:width="0.636cm" svg:height="2.437cm" svg:x="13.663cm" svg:y="0.198cm"><draw:text-box><text:p text:style-name="P8">2x</text:p><text:p text:style-name="P8">F</text:p><text:p text:style-name="P8">I</text:p><text:p text:style-name="P8">N</text:p><text:p text:style-name="P8">A</text:p><text:p text:style-name="P8">L</text:p></draw:text-box></draw:frame>Adore como nunca adorou; <text:span text:style-name="T5">t</text:span>e anima, quebra a rotina!</text:p>
      <text:p text:style-name="P6">Faça pelo Mestre o que ninguém fez ainda</text:p>
      <text:p text:style-name="P6"/>
      <text:p text:style-name="P6">Se derrame aos pés do teu Senhor</text:p>
      <text:p text:style-name="P6">Já sinto perfume de adorador! Vai pra cima, quebra a rotina!</text:p>
      <text:p text:style-name="P6">Tem milagre, tem vitória para quem do Mestre se aproxima!</text:p>
      <text:p text:style-name="P6"/>
      <text:p text:style-name="P6">Dê glória, Quebra a rotina!,</text:p>
      <text:p text:style-name="P6">Tem milagre, tem vitória para quem do Mestre se aproxima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9-07T22:55:21.761120548</dc:date>
    <meta:editing-cycles>26</meta:editing-cycles>
    <meta:editing-duration>PT37M39S</meta:editing-duration>
    <meta:generator>LibreOffice/5.1.4.2$Linux_X86_64 LibreOffice_project/10m0$Build-2</meta:generator>
    <meta:print-date>2016-03-03T23:50:40.739585784</meta:print-date>
    <meta:document-statistic meta:table-count="0" meta:image-count="0" meta:object-count="0" meta:page-count="1" meta:paragraph-count="46" meta:word-count="366" meta:character-count="2018" meta:non-whitespace-character-count="1696"/>
  </office:meta>
</office:document-meta>
</file>